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Qué es CUPS en el contexto de la gestión de impresión en sistemas Linux?</text:p>
      <text:p text:style-name="P4"><text:span text:style-name="Strong_20_Emphasis"><text:span text:style-name="T1">Respuesta 1:</text:span></text:span> CUPS (Sistema Común de Impresión de UNIX) es un sistema de impresión y gestión de impresoras utilizado en sistemas Linux y UNIX.</text:p>
      <text:p text:style-name="Horizontal_20_Line"/>
      <text:p text:style-name="P4"><text:span text:style-name="Strong_20_Emphasis"><text:span text:style-name="T1">Pregunta 2:</text:span></text:span> ¿Cuál es la función principal de CUPS?</text:p>
      <text:p text:style-name="P4"><text:span text:style-name="Strong_20_Emphasis"><text:span text:style-name="T1">Respuesta 2:</text:span></text:span> La función principal de CUPS es proporcionar un sistema de impresión unificado que permite a los usuarios y aplicaciones imprimir documentos en impresoras locales y de red.</text:p>
      <text:p text:style-name="Horizontal_20_Line"/>
      <text:p text:style-name="P4"><text:span text:style-name="Strong_20_Emphasis"><text:span text:style-name="T1">Pregunta 3:</text:span></text:span> ¿Qué es un "spooler" de impresión?</text:p>
      <text:p text:style-name="P4"><text:span text:style-name="Strong_20_Emphasis"><text:span text:style-name="T1">Respuesta 3:</text:span></text:span> Un "spooler" de impresión es un componente del sistema que gestiona la cola de impresión y la entrega de trabajos de impresión a las impresoras.</text:p>
      <text:p text:style-name="Horizontal_20_Line"/>
      <text:p text:style-name="P4"><text:span text:style-name="Strong_20_Emphasis"><text:span text:style-name="T1">Pregunta 4:</text:span></text:span> ¿Cuál es el directorio principal donde CUPS almacena los trabajos de impresión en espera?</text:p>
      <text:p text:style-name="P4"><text:span text:style-name="Strong_20_Emphasis"><text:span text:style-name="T1">Respuesta 4:</text:span></text:span> El directorio principal donde CUPS almacena los trabajos de impresión en espera es <text:span text:style-name="Source_20_Text"><text:span text:style-name="T1">/var/spool/cups</text:span></text:span>.</text:p>
      <text:p text:style-name="Horizontal_20_Line"/>
      <text:p text:style-name="P4"><text:span text:style-name="Strong_20_Emphasis"><text:span text:style-name="T1">Pregunta 5:</text:span></text:span> ¿Qué es un "filtro de impresión" en el contexto de CUPS?</text:p>
      <text:p text:style-name="P4"><text:span text:style-name="Strong_20_Emphasis"><text:span text:style-name="T1">Respuesta 5:</text:span></text:span> Un filtro de impresión es un componente de CUPS que realiza la conversión y procesamiento de los datos de un trabajo de impresión para que sean adecuados para una impresora específica.</text:p>
      <text:p text:style-name="Horizontal_20_Line"/>
      <text:p text:style-name="P4"><text:span text:style-name="Strong_20_Emphasis"><text:span text:style-name="T1">Pregunta 6:</text:span></text:span> ¿Cuál es el comando para administrar colas de impresión en CUPS?</text:p>
      <text:p text:style-name="P4"><text:span text:style-name="Strong_20_Emphasis"><text:span text:style-name="T1">Respuesta 6:</text:span></text:span> El comando para administrar colas de impresión en CUPS es <text:span text:style-name="Source_20_Text"><text:span text:style-name="T1">lpadmin</text:span></text:span>.</text:p>
      <text:p text:style-name="Horizontal_20_Line"/>
      <text:p text:style-name="P4"><text:span text:style-name="Strong_20_Emphasis"><text:span text:style-name="T1">Pregunta 7:</text:span></text:span> ¿Qué es el "backend" de impresión en CUPS?</text:p>
      <text:p text:style-name="P4"><text:span text:style-name="Strong_20_Emphasis"><text:span text:style-name="T1">Respuesta 7:</text:span></text:span> El "backend" de impresión es un componente de CUPS que se encarga de la comunicación entre el sistema y la impresora física.</text:p>
      <text:p text:style-name="Horizontal_20_Line"/>
      <text:p text:style-name="P4"><text:soft-page-break/><text:span text:style-name="Strong_20_Emphasis"><text:span text:style-name="T1">Pregunta 8:</text:span></text:span> ¿Cuál es el propósito de la herramienta <text:span text:style-name="Source_20_Text"><text:span text:style-name="T1">lpq</text:span></text:span> en sistemas Linux?</text:p>
      <text:p text:style-name="P4"><text:span text:style-name="Strong_20_Emphasis"><text:span text:style-name="T1">Respuesta 8:</text:span></text:span> La herramienta <text:span text:style-name="Source_20_Text"><text:span text:style-name="T1">lpq</text:span></text:span> se utiliza para mostrar la cola de impresión y los trabajos de impresión en espera.</text:p>
      <text:p text:style-name="Horizontal_20_Line"/>
      <text:p text:style-name="P4"><text:span text:style-name="Strong_20_Emphasis"><text:span text:style-name="T1">Pregunta 9:</text:span></text:span> ¿Cuál es el comando para cancelar un trabajo de impresión en CUPS?</text:p>
      <text:p text:style-name="P4"><text:span text:style-name="Strong_20_Emphasis"><text:span text:style-name="T1">Respuesta 9:</text:span></text:span> El comando para cancelar un trabajo de impresión en CUPS es <text:span text:style-name="Source_20_Text"><text:span text:style-name="T1">cancel</text:span></text:span>.</text:p>
      <text:p text:style-name="Horizontal_20_Line"/>
      <text:p text:style-name="P4"><text:span text:style-name="Strong_20_Emphasis"><text:span text:style-name="T1">Pregunta 10:</text:span></text:span> ¿Qué es un "URI de impresión" en CUPS?</text:p>
      <text:p text:style-name="P4"><text:span text:style-name="Strong_20_Emphasis"><text:span text:style-name="T1">Respuesta 10:</text:span></text:span> Un "URI de impresión" es una cadena que identifica una impresora o cola de impresión, incluyendo su ubicación y protocolo de comunicación.</text:p>
      <text:p text:style-name="Horizontal_20_Line"/>
      <text:p text:style-name="P4"><text:span text:style-name="Strong_20_Emphasis"><text:span text:style-name="T1">Pregunta 11:</text:span></text:span> ¿Cuál es el archivo principal de configuración de CUPS en sistemas Linux?</text:p>
      <text:p text:style-name="P4"><text:span text:style-name="Strong_20_Emphasis"><text:span text:style-name="T1">Respuesta 11:</text:span></text:span> El archivo principal de configuración de CUPS en sistemas Linux es <text:span text:style-name="Source_20_Text"><text:span text:style-name="T1">/etc/cups/cupsd.conf</text:span></text:span>.</text:p>
      <text:p text:style-name="Horizontal_20_Line"/>
      <text:p text:style-name="P4"><text:span text:style-name="Strong_20_Emphasis"><text:span text:style-name="T1">Pregunta 12:</text:span></text:span> ¿Qué es un "driver de impresora" en CUPS?</text:p>
      <text:p text:style-name="P4"><text:span text:style-name="Strong_20_Emphasis"><text:span text:style-name="T1">Respuesta 12:</text:span></text:span> Un driver de impresora es un componente de software que permite que CUPS y la impresora se comuniquen y que el trabajo de impresión se formatee correctamente.</text:p>
      <text:p text:style-name="Horizontal_20_Line"/>
      <text:p text:style-name="P4"><text:span text:style-name="Strong_20_Emphasis"><text:span text:style-name="T1">Pregunta 13:</text:span></text:span> ¿Cuál es el propósito de la herramienta <text:span text:style-name="Source_20_Text"><text:span text:style-name="T1">lpstat</text:span></text:span> en sistemas Linux?</text:p>
      <text:p text:style-name="P4"><text:span text:style-name="Strong_20_Emphasis"><text:span text:style-name="T1">Respuesta 13:</text:span></text:span> La herramienta <text:span text:style-name="Source_20_Text"><text:span text:style-name="T1">lpstat</text:span></text:span> se utiliza para mostrar el estado de las colas de impresión y los trabajos de impresión en un sistema.</text:p>
      <text:p text:style-name="Horizontal_20_Line"/>
      <text:p text:style-name="P4"><text:span text:style-name="Strong_20_Emphasis"><text:span text:style-name="T1">Pregunta 14:</text:span></text:span> ¿Qué es un "filtro de controlador de impresora" en CUPS?</text:p>
      <text:p text:style-name="P4"><text:span text:style-name="Strong_20_Emphasis"><text:span text:style-name="T1">Respuesta 14:</text:span></text:span> Un filtro de controlador de impresora es un componente de CUPS que realiza operaciones adicionales de procesamiento y control antes de enviar un trabajo de impresión a la impresora.</text:p>
      <text:p text:style-name="Horizontal_20_Line"/>
      <text:p text:style-name="P4"><text:soft-page-break/><text:span text:style-name="Strong_20_Emphasis"><text:span text:style-name="T1">Pregunta 15:</text:span></text:span> ¿Cuál es el comando para enviar un archivo a la cola de impresión en CUPS?</text:p>
      <text:p text:style-name="P4"><text:span text:style-name="Strong_20_Emphasis"><text:span text:style-name="T1">Respuesta 15:</text:span></text:span> El comando para enviar un archivo a la cola de impresión en CUPS es <text:span text:style-name="Source_20_Text"><text:span text:style-name="T1">lp</text:span></text:span>.</text:p>
      <text:p text:style-name="Horizontal_20_Line"/>
      <text:p text:style-name="P4"><text:span text:style-name="Strong_20_Emphasis"><text:span text:style-name="T1">Pregunta 16:</text:span></text:span> ¿Qué es el "modo servidor" en CUPS?</text:p>
      <text:p text:style-name="P4"><text:span text:style-name="Strong_20_Emphasis"><text:span text:style-name="T1">Respuesta 16:</text:span></text:span> El modo servidor es un modo de funcionamiento de CUPS en el que actúa como un servidor de impresión que acepta trabajos de impresión de otros sistemas.</text:p>
      <text:p text:style-name="Horizontal_20_Line"/>
      <text:p text:style-name="P4"><text:span text:style-name="Strong_20_Emphasis"><text:span text:style-name="T1">Pregunta 17:</text:span></text:span> ¿Cuál es el propósito del directorio <text:span text:style-name="Source_20_Text"><text:span text:style-name="T1">/etc/cups/ppd/</text:span></text:span> en sistemas Linux?</text:p>
      <text:p text:style-name="P4"><text:span text:style-name="Strong_20_Emphasis"><text:span text:style-name="T1">Respuesta 17:</text:span></text:span> El directorio <text:span text:style-name="Source_20_Text"><text:span text:style-name="T1">/etc/cups/ppd/</text:span></text:span> contiene archivos de descripción de impresora que proporcionan información sobre las capacidades y configuración de las impresoras.</text:p>
      <text:p text:style-name="Horizontal_20_Line"/>
      <text:p text:style-name="P4"><text:span text:style-name="Strong_20_Emphasis"><text:span text:style-name="T1">Pregunta 18:</text:span></text:span> ¿Qué es un "grupo de acceso" en CUPS?</text:p>
      <text:p text:style-name="P4"><text:span text:style-name="Strong_20_Emphasis"><text:span text:style-name="T1">Respuesta 18:</text:span></text:span> Un grupo de acceso es un conjunto de usuarios que tienen permiso para acceder a una impresora específica en CUPS.</text:p>
      <text:p text:style-name="Horizontal_20_Line"/>
      <text:p text:style-name="P4"><text:span text:style-name="Strong_20_Emphasis"><text:span text:style-name="T1">Pregunta 19:</text:span></text:span> ¿Cuál es el propósito de la herramienta <text:span text:style-name="Source_20_Text"><text:span text:style-name="T1">cupsenable</text:span></text:span> en sistemas Linux?</text:p>
      <text:p text:style-name="P4"><text:span text:style-name="Strong_20_Emphasis"><text:span text:style-name="T1">Respuesta 19:</text:span></text:span> La herramienta <text:span text:style-name="Source_20_Text"><text:span text:style-name="T1">cupsenable</text:span></text:span> se utiliza para habilitar una cola de impresión en CUPS.</text:p>
      <text:p text:style-name="Horizontal_20_Line"/>
      <text:p text:style-name="P4"><text:span text:style-name="Strong_20_Emphasis"><text:span text:style-name="T1">Pregunta 20:</text:span></text:span> ¿Qué es el "filtro de servidor" en CUPS?</text:p>
      <text:p text:style-name="P4"><text:span text:style-name="Strong_20_Emphasis"><text:span text:style-name="T1">Respuesta 20:</text:span></text:span> El filtro de servidor es un componente de CUPS que realiza operaciones de procesamiento y transformación en los trabajos de impresión antes de enviarlos a la impresora física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cios esenciales del sistema</text:p>
        <text:p text:style-name="MP2">Gestión de la impresión y de las impresora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3:02:03.909225933</dc:date>
    <meta:editing-duration>PT2H56M58S</meta:editing-duration>
    <meta:editing-cycles>58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12" meta:character-count="4247" meta:non-whitespace-character-count="3578"/>
  </office:meta>
</office:document-meta>
</file>